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parent-style-name="standard">
      <style:graphic-properties draw:stroke="none" draw:stroke-dash="Dashed_20__28_var_29__20_4" svg:stroke-width="0cm" draw:stroke-linejoin="none" svg:stroke-linecap="butt" draw:fill="solid" draw:fill-color="#78a3ad" draw:textarea-horizontal-align="center" draw:textarea-vertical-align="middle"/>
    </style:style>
    <style:style style:name="gr3" style:family="graphic" style:parent-style-name="standard">
      <style:graphic-properties draw:stroke="none" draw:stroke-dash="Dashed_20__28_var_29__20_4" svg:stroke-width="0cm" draw:stroke-linejoin="none" svg:stroke-linecap="butt" draw:fill="solid" draw:fill-color="#f79329" draw:textarea-horizontal-align="center" draw:textarea-vertical-align="middle"/>
    </style:style>
    <style:style style:name="gr4" style:family="graphic" style:parent-style-name="standard">
      <style:graphic-properties draw:stroke="none" draw:stroke-dash="Dashed_20__28_var_29__20_4" svg:stroke-width="0cm" draw:stroke-linejoin="none" svg:stroke-linecap="butt" draw:fill="solid" draw:fill-color="#855c52" draw:textarea-horizontal-align="center" draw:textarea-vertical-align="middle"/>
    </style:style>
    <style:style style:name="P1" style:family="paragraph">
      <style:text-properties fo:color="#999999"/>
    </style:style>
    <style:style style:name="P2" style:family="paragraph">
      <loext:graphic-properties draw:fill="none" draw:fill-color="#ffffff"/>
      <style:text-properties fo:color="#999999" fo:font-size="200pt" style:font-size-asian="200pt" style:font-size-complex="200pt"/>
    </style:style>
    <style:style style:name="P3" style:family="paragraph">
      <style:paragraph-properties fo:text-align="end"/>
      <style:text-properties fo:color="#999999"/>
    </style:style>
    <style:style style:name="P4" style:family="paragraph">
      <loext:graphic-properties draw:fill="none" draw:fill-color="#ffffff"/>
      <style:text-properties fo:color="#999999" fo:font-size="80pt" style:font-size-asian="80pt" style:font-size-complex="80pt"/>
    </style:style>
    <style:style style:name="P5" style:family="paragraph">
      <loext:graphic-properties draw:fill="solid" draw:fill-color="#78a3ad"/>
      <style:paragraph-properties fo:text-align="center"/>
    </style:style>
    <style:style style:name="P6" style:family="paragraph">
      <loext:graphic-properties draw:fill="solid" draw:fill-color="#f79329"/>
      <style:paragraph-properties fo:text-align="center"/>
    </style:style>
    <style:style style:name="P7" style:family="paragraph">
      <loext:graphic-properties draw:fill="solid" draw:fill-color="#855c52"/>
      <style:paragraph-properties fo:text-align="center"/>
    </style:style>
    <style:style style:name="T1" style:family="text">
      <style:text-properties fo:color="#999999" fo:font-size="200pt" style:font-size-asian="200pt" style:font-size-complex="200pt"/>
    </style:style>
    <style:style style:name="T2" style:family="text">
      <style:text-properties fo:color="#999999"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713cm" svg:height="8.133cm" svg:x="4.385cm" svg:y="9.615cm">
          <draw:text-box>
            <text:p text:style-name="P1"><text:span text:style-name="T1">immut</text:span></text:p>
          </draw:text-box>
        </draw:frame>
        <draw:frame draw:style-name="gr1" draw:text-style-name="P4" draw:layer="layout" svg:width="7.254cm" svg:height="6.559cm" svg:x="24.098cm" svg:y="12.311cm">
          <draw:text-box>
            <text:p text:style-name="P1"><text:span text:style-name="T2">a</text:span><text:span text:style-name="T2">b</text:span><text:span text:style-name="T2">l</text:span><text:span text:style-name="T2">e</text:span><text:span text:style-name="T2">s</text:span></text:p>
            <text:p text:style-name="P3"><text:span text:style-name="T2">.</text:span><text:span text:style-name="T2">o</text:span><text:span text:style-name="T2">r</text:span><text:span text:style-name="T2">g</text:span></text:p>
          </draw:text-box>
        </draw:frame>
        <draw:g>
          <draw:path draw:style-name="gr2" draw:text-style-name="P5" draw:layer="layout" svg:width="25.033cm" svg:height="25.028cm" svg:x="2.305cm" svg:y="2.315cm" svg:viewBox="0 0 25034 25029" svg:d="M5010 5005l-615 680-533 725-450 763-369 795-287 820-205 840-123 853-41 858 41 859 123 853 205 840 287 820 369 796 450 763 533 725 615 680 680 615 724 533 763 451 795 368 820 287 839 205 852 123 858 41 858-41 853-123 839-205 821-287 795-368 764-451 725-533 681-615 615-681 533-726 451-763 368-796 287-821 205-839 123-853 41-858-41-859-123-852-205-840-287-820-368-795-451-762-533-725-615-680-680-615-725-533-764-451-795-368-820-287-840-205-852-123-858-42-859 41-852 123-839 205-820 287-795 369-763 451-725 533zM20349 18221l4685 4679-2126 2129-4685-4682-855 595-895 507-927 420-955 333-975 245-989 157-997 70-999-17-995-105-984-193-967-281-944-368-915-455-879-544-837-631-789-719-778-861-675-917-571-966-467-1007-363-1038-259-1063-156-1079-52-1088 52-1087 156-1079 259-1063 363-1039 467-1007 571-967 675-918 778-861 862-778 918-675 967-571 1007-467 1039-363 1063-259 1079-156 1088-52 1087 52 1079 156 1063 259 1039 363 1007 467 966 571 918 675 861 778 720 789 631 837 543 879 456 914 368 944 280 967 192 984 105 994 17 999-70 997-157 989-246 975-332 954-420 928-507 895z">
            <text:p/>
          </draw:path>
          <draw:polygon draw:style-name="gr3" draw:text-style-name="P6" draw:layer="layout" svg:width="10.922cm" svg:height="10.956cm" svg:x="22.912cm" svg:y="22.871cm" svg:viewBox="0 0 10923 10957" draw:points="10601,6690 4296,371 4139,237 3970,134 3791,62 3603,17 3407,0 3205,8 2997,40 2787,95 2361,267 1938,510 1530,815 1147,1167 801,1557 503,1971 264,2399 96,2828 42,3038 9,3245 0,3446 15,3640 57,3826 126,4001 224,4165 352,4315 6657,10634 6720,10692 6788,10744 6859,10791 6935,10831 7096,10895 7271,10937 7457,10957 7653,10955 7858,10932 8069,10888 8285,10824 8504,10740 8726,10636 8947,10513 9168,10371 9385,10211 9598,10032 9805,9836 10000,9629 10178,9416 10338,9198 10480,8978 10603,8756 10706,8535 10790,8316 10854,8100 10898,7889 10921,7685 10923,7489 10903,7303 10862,7129 10797,6967 10757,6892 10711,6821 10659,6753">
            <text:p/>
          </draw:polygon>
          <draw:polygon draw:style-name="gr4" draw:text-style-name="P7" draw:layer="layout" svg:width="4.105cm" svg:height="4.156cm" svg:x="29.73cm" svg:y="29.67cm" svg:viewBox="0 0 4106 4157" draw:points="2988,3037 2799,3217 2605,3382 2407,3532 2206,3667 2004,3786 1801,3889 1599,3976 1400,4047 1203,4100 1011,4137 825,4156 646,4157 475,4141 314,4106 163,4052 24,3980 16,3944 10,3907 5,3869 2,3829 0,3787 0,3745 1,3700 5,3655 16,3559 34,3462 85,3265 154,3068 235,2874 323,2688 415,2515 591,2220 836,1852 1100,1504 1385,1180 1693,885 1857,749 2027,622 2205,504 2390,395 2583,297 2784,209 2994,132 3212,67 3317,41 3416,22 3509,9 3597,2 3680,0 3757,4 3830,13 3897,28 3978,165 4039,315 4081,477 4103,649 4106,829 4091,1018 4058,1213 4006,1412 3937,1616 3851,1822 3748,2029 3628,2236 3491,2442 3339,2645 3171,2844">
            <text:p/>
          </draw:polygon>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cm" fo:margin-bottom="2cm" fo:margin-left="2cm" fo:margin-right="2cm" fo:page-width="36cm" fo:page-height="3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7T12:01:38.080753304</meta:creation-date>
    <dc:date>2021-02-17T12:42:00.372906610</dc:date>
    <meta:editing-duration>PT40M22S</meta:editing-duration>
    <meta:editing-cycles>2</meta:editing-cycles>
    <meta:generator>LibreOffice/6.4.6.2$Linux_X86_64 LibreOffice_project/40$Build-2</meta:generator>
    <meta:document-statistic meta:object-count="6"/>
  </office:meta>
</office:document-meta>
</file>